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66330071BF1D56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9732" officeooo:paragraph-rsid="0018973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a25e" officeooo:paragraph-rsid="001ca25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e6263" officeooo:paragraph-rsid="001e626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f9a1e" officeooo:paragraph-rsid="001f9a1e"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15f75a" officeooo:paragraph-rsid="0015f75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9732" officeooo:paragraph-rsid="0018973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876d" officeooo:paragraph-rsid="0019876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876d" officeooo:paragraph-rsid="001f9a1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f2fd" officeooo:paragraph-rsid="001ef2f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9a1e" officeooo:paragraph-rsid="001f9a1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6pt" fo:font-weight="normal" officeooo:rsid="0019876d" officeooo:paragraph-rsid="0019876d"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1ca25e" officeooo:paragraph-rsid="001ca25e"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ca25e" officeooo:paragraph-rsid="001ca25e" style:font-size-asian="14pt" style:font-weight-asian="normal" style:font-size-complex="14pt" style:font-weight-complex="normal"/>
    </style:style>
    <style:style style:name="P19" style:family="paragraph" style:parent-style-name="Preformatted_20_Text">
      <style:paragraph-properties fo:text-align="start" style:justify-single-word="false"/>
      <style:text-properties style:font-name="Ubuntu Mono" fo:font-size="14pt" fo:font-weight="normal" officeooo:rsid="0019876d" officeooo:paragraph-rsid="0019876d" style:font-size-asian="14pt" style:font-weight-asian="normal" style:font-size-complex="14pt" style:font-weight-complex="normal" loext:padding="0in" loext:border="none"/>
    </style:style>
    <style:style style:name="P20" style:family="paragraph" style:parent-style-name="Preformatted_20_Text">
      <style:paragraph-properties fo:text-align="start" style:justify-single-word="false"/>
      <style:text-properties style:font-name="Ubuntu Mono" fo:font-size="14pt" fo:font-weight="normal" officeooo:rsid="001ca25e" officeooo:paragraph-rsid="001ca25e" style:font-size-asian="14pt" style:font-weight-asian="normal" style:font-size-complex="14pt" style:font-weight-complex="normal" loext:padding="0in" loext:border="none"/>
    </style:style>
    <style:style style:name="P21" style:family="paragraph" style:parent-style-name="Preformatted_20_Text">
      <style:paragraph-properties fo:text-align="start" style:justify-single-word="false"/>
      <style:text-properties style:font-name="Ubuntu Mono" fo:font-size="14pt" style:text-underline-style="none" fo:font-weight="normal" officeooo:rsid="0019876d" officeooo:paragraph-rsid="0019876d" style:font-size-asian="14pt" style:font-weight-asian="normal" style:font-size-complex="14pt" style:font-weight-complex="normal" loext:padding="0in" loext:border="none"/>
    </style:style>
    <style:style style:name="P22"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23" style:family="paragraph" style:parent-style-name="Preformatted_20_Text">
      <style:paragraph-properties fo:text-align="center" style:justify-single-word="false"/>
      <style:text-properties fo:font-size="14pt" fo:font-weight="bold" officeooo:paragraph-rsid="0015f75a" style:font-size-asian="14pt" style:font-weight-asian="bold" style:font-size-complex="14pt" style:font-weight-complex="bold"/>
    </style:style>
    <style:style style:name="P24" style:family="paragraph" style:parent-style-name="Preformatted_20_Text">
      <style:paragraph-properties fo:text-align="center" style:justify-single-word="false"/>
      <style:text-properties fo:font-size="14pt" style:font-size-asian="14pt" style:font-size-complex="14pt"/>
    </style:style>
    <style:style style:name="P25" style:family="paragraph" style:parent-style-name="Preformatted_20_Text">
      <style:paragraph-properties fo:margin-top="0in" fo:margin-bottom="0in" loext:contextual-spacing="false" fo:padding="0in" fo:border="none"/>
      <style:text-properties style:font-name="Ubuntu Mono" fo:font-size="14pt" fo:font-weight="normal" style:font-size-asian="14pt" style:font-weight-asian="normal" style:font-size-complex="14pt" style:font-weight-complex="normal" loext:padding="0in" loext:border="none"/>
    </style:style>
    <style:style style:name="P26" style:family="paragraph" style:parent-style-name="Preformatted_20_Text">
      <style:paragraph-properties fo:margin-top="0in" fo:margin-bottom="0in" loext:contextual-spacing="false" fo:padding="0in" fo:border="none"/>
      <style:text-properties style:font-name="Ubuntu Mono" fo:font-size="14pt" style:text-underline-style="none" fo:font-weight="normal" style:font-size-asian="14pt" style:font-weight-asian="normal" style:font-size-complex="14pt" style:font-weight-complex="normal" loext:padding="0in" loext:border="none"/>
    </style:style>
    <style:style style:name="P27" style:family="paragraph" style:parent-style-name="Preformatted_20_Text">
      <style:paragraph-properties fo:margin-top="0in" fo:margin-bottom="0in" loext:contextual-spacing="false" fo:padding="0in" fo:border="none"/>
      <style:text-properties fo:font-size="14pt" fo:font-weight="normal" style:font-size-asian="14pt" style:font-weight-asian="normal" style:font-size-complex="14pt" style:font-weight-complex="normal" loext:padding="0in" loext:border="none"/>
    </style:style>
    <style:style style:name="P28" style:family="paragraph" style:parent-style-name="Preformatted_20_Text">
      <style:paragraph-properties fo:margin-top="0in" fo:margin-bottom="0in" loext:contextual-spacing="false" fo:padding="0in" fo:border="none"/>
      <style:text-properties fo:font-size="14pt" style:text-underline-style="none" fo:font-weight="normal" style:font-size-asian="14pt" style:font-weight-asian="normal" style:font-size-complex="14pt" style:font-weight-complex="normal" loext:padding="0in" loext:border="none"/>
    </style:style>
    <style:style style:name="P2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style:font-size-asian="14pt" style:font-size-complex="14pt"/>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loext:padding="0in" loext:border="none"/>
    </style:style>
    <style:style style:name="T4" style:family="text">
      <style:text-properties style:font-name="Ubuntu Mono" officeooo:rsid="0015f75a" loext:padding="0in" loext:border="none"/>
    </style:style>
    <style:style style:name="T5" style:family="text">
      <style:text-properties officeooo:rsid="0016be10"/>
    </style:style>
    <style:style style:name="T6" style:family="text">
      <style:text-properties style:text-position="super 58%"/>
    </style:style>
    <style:style style:name="T7"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1</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11, 2019</text:p>
      <text:p text:style-name="P3"/>
      <text:p text:style-name="P3"/>
      <text:p text:style-name="P4">1. Show the pairwise scatterplots between all 4 variables (Y=Time, X1=Protein, X2=Antibio, X3=Supplem).</text:p>
      <text:p text:style-name="P4"/>
      <text:p text:style-name="P4">ANSWER:</text:p>
      <text:p text:style-name="P4"><draw:frame draw:style-name="fr1" draw:name="Image1" text:anchor-type="paragraph" svg:width="6.7429in" svg:height="4.3028in" draw:z-index="0"><draw:image xlink:href="Pictures/10000000000003450000023B66330071BF1D5649.png" xlink:type="simple" xlink:show="embed" xlink:actuate="onLoad"/></draw:frame></text:p>
      <text:p text:style-name="P4">2. Calculate pairwise (Pearson) correlations between all 4 variables.</text:p>
      <text:p text:style-name="P4"/>
      <text:p text:style-name="P4">ANSWER:</text:p>
      <text:p text:style-name="P9">The following table shows the Pearson correlation <text:span text:style-name="T5">coefficient values calculated between all four variables.</text:span></text:p>
      <text:p text:style-name="P4"/>
      <text:p text:style-name="P4"/>
      <table:table table:name="Table1" table:style-name="Table1">
        <table:table-column table:style-name="Table1.A" table:number-columns-repeated="5"/>
        <table:table-row>
          <table:table-cell table:style-name="Table1.A1" office:value-type="string">
            <text:p text:style-name="P29"/>
          </table:table-cell>
          <table:table-cell table:style-name="Table1.A1" office:value-type="string">
            <text:p text:style-name="P22"><text:bookmark text:name="rstudio_console_output"/><text:span text:style-name="T3">PROTEIN</text:span></text:p>
          </table:table-cell>
          <table:table-cell table:style-name="Table1.A1" office:value-type="string">
            <text:p text:style-name="P22"><text:bookmark text:name="rstudio_console_output2"/><text:span text:style-name="T3">ANTIBIO</text:span></text:p>
          </table:table-cell>
          <table:table-cell table:style-name="Table1.A1" office:value-type="string">
            <text:p text:style-name="P22"><text:bookmark text:name="rstudio_console_output3"/><text:span text:style-name="T3">SUPPLEM</text:span></text:p>
          </table:table-cell>
          <table:table-cell table:style-name="Table1.E1" office:value-type="string">
            <text:p text:style-name="P22"><text:bookmark text:name="rstudio_console_output4"/><text:span text:style-name="T3">TIME</text:span></text:p>
          </table:table-cell>
        </table:table-row>
        <table:table-row>
          <table:table-cell table:style-name="Table1.A2" office:value-type="string">
            <text:p text:style-name="P23"><text:span text:style-name="T3">PROTEIN</text:span></text:p>
          </table:table-cell>
          <table:table-cell table:style-name="Table1.A2" office:value-type="string">
            <text:p text:style-name="P24"><text:bookmark text:name="rstudio_console_output5"/><text:span text:style-name="T3">1.0000000</text:span></text:p>
          </table:table-cell>
          <table:table-cell table:style-name="Table1.A2" office:value-type="string">
            <text:p text:style-name="P24"><text:bookmark text:name="rstudio_console_output6"/><text:span text:style-name="T3">0.000000</text:span><text:span text:style-name="T4">0</text:span></text:p>
          </table:table-cell>
          <table:table-cell table:style-name="Table1.A2" office:value-type="string">
            <text:p text:style-name="P24"><text:bookmark text:name="rstudio_console_output7"/><text:span text:style-name="T3">0.0000000</text:span></text:p>
          </table:table-cell>
          <table:table-cell table:style-name="Table1.E2" office:value-type="string">
            <text:p text:style-name="P30">-<text:bookmark text:name="rstudio_console_output8"/><text:span text:style-name="T3">0.7111002</text:span></text:p>
          </table:table-cell>
        </table:table-row>
        <table:table-row>
          <table:table-cell table:style-name="Table1.A2" office:value-type="string">
            <text:p text:style-name="P23"><text:span text:style-name="T3">ANTIBIO</text:span></text:p>
          </table:table-cell>
          <table:table-cell table:style-name="Table1.A2" office:value-type="string">
            <text:p text:style-name="P24"><text:bookmark text:name="rstudio_console_output9"/><text:span text:style-name="T3">0.0000000</text:span></text:p>
          </table:table-cell>
          <table:table-cell table:style-name="Table1.A2" office:value-type="string">
            <text:p text:style-name="P24"><text:bookmark text:name="rstudio_console_output10"/><text:span text:style-name="T3">1.0000000</text:span></text:p>
          </table:table-cell>
          <table:table-cell table:style-name="Table1.A2" office:value-type="string">
            <text:p text:style-name="P24"><text:bookmark text:name="rstudio_console_output11"/><text:span text:style-name="T3">0.0000000</text:span></text:p>
          </table:table-cell>
          <table:table-cell table:style-name="Table1.E2" office:value-type="string">
            <text:p text:style-name="P30">-<text:bookmark text:name="rstudio_console_output12"/><text:span text:style-name="T3">0.4180398</text:span></text:p>
          </table:table-cell>
        </table:table-row>
        <table:table-row>
          <table:table-cell table:style-name="Table1.A2" office:value-type="string">
            <text:p text:style-name="P23"><text:span text:style-name="T3">SUPPLEM</text:span></text:p>
          </table:table-cell>
          <table:table-cell table:style-name="Table1.A2" office:value-type="string">
            <text:p text:style-name="P24"><text:bookmark text:name="rstudio_console_output13"/><text:span text:style-name="T3">0.0000000</text:span></text:p>
          </table:table-cell>
          <table:table-cell table:style-name="Table1.A2" office:value-type="string">
            <text:p text:style-name="P24"><text:bookmark text:name="rstudio_console_output14"/><text:span text:style-name="T3">0.0000000</text:span></text:p>
          </table:table-cell>
          <table:table-cell table:style-name="Table1.A2" office:value-type="string">
            <text:p text:style-name="P24"><text:bookmark text:name="rstudio_console_output15"/><text:span text:style-name="T3">1.0000000</text:span></text:p>
          </table:table-cell>
          <table:table-cell table:style-name="Table1.E2" office:value-type="string">
            <text:p text:style-name="P30">-<text:bookmark text:name="rstudio_console_output16"/><text:span text:style-name="T3">0.4693261</text:span></text:p>
          </table:table-cell>
        </table:table-row>
        <table:table-row>
          <table:table-cell table:style-name="Table1.A2" office:value-type="string">
            <text:p text:style-name="P23"><text:span text:style-name="T3">TIME</text:span></text:p>
          </table:table-cell>
          <table:table-cell table:style-name="Table1.A2" office:value-type="string">
            <text:p text:style-name="P24"><text:bookmark text:name="rstudio_console_output17"/><text:span text:style-name="T3">-0.7111002</text:span></text:p>
          </table:table-cell>
          <table:table-cell table:style-name="Table1.A2" office:value-type="string">
            <text:p text:style-name="P30">-<text:bookmark text:name="rstudio_console_output18"/><text:span text:style-name="T3">0.4180398</text:span></text:p>
          </table:table-cell>
          <table:table-cell table:style-name="Table1.A2" office:value-type="string">
            <text:p text:style-name="P30">-<text:bookmark text:name="rstudio_console_output19"/><text:span text:style-name="T3">0.4693261</text:span></text:p>
          </table:table-cell>
          <table:table-cell table:style-name="Table1.E2" office:value-type="string">
            <text:p text:style-name="P24"><text:bookmark text:name="rstudio_console_output20"/><text:span text:style-name="T3">1.0000000</text:span></text:p>
          </table:table-cell>
        </table:table-row>
      </table:table>
      <text:p text:style-name="P4"/>
      <text:p text:style-name="P5"><text:soft-page-break/>3. Run the 3 simple linear regressions of Time vs each of the above three predictor variables. Show</text:p>
      <text:p text:style-name="P5">the parameter estimates (“Coefficients” table) and R 2 values. You can just copy/paste the relevant</text:p>
      <text:p text:style-name="P5">output from R. (6 pts)</text:p>
      <text:p text:style-name="P5"/>
      <text:p text:style-name="P5">ANSWER:</text:p>
      <text:p text:style-name="P10"/>
      <text:p text:style-name="P11">A. Response of TIME with respect to PROTEIN</text:p>
      <text:p text:style-name="P17"/>
      <text:p text:style-name="P19"><text:bookmark text:name="rstudio_console_output21"/>Coefficients:</text:p>
      <text:p text:style-name="P27"><text:s text:c="12"/><text:span text:style-name="T2">Estimate Std. Error t value Pr(&gt;|t|) <text:s text:c="3"/></text:span></text:p>
      <text:p text:style-name="P25">(Intercept) <text:s/>89.8333 <text:s text:c="4"/>3.2022 <text:s/>28.054 4.92e-15 ***</text:p>
      <text:p text:style-name="P25">PROTEIN <text:s text:c="5"/>-0.8333 <text:s text:c="4"/>0.2060 <text:s/>-4.046 0.000938 ***</text:p>
      <text:p text:style-name="P17"/>
      <text:p text:style-name="P19"><text:bookmark text:name="rstudio_console_output22"/>Multiple R-squared: <text:s/>0.5057</text:p>
      <text:p text:style-name="P15"/>
      <text:p text:style-name="P12">B. Response of TIME with respect to ANTIBIO</text:p>
      <text:p text:style-name="P11"/>
      <text:p text:style-name="P21"><text:bookmark text:name="rstudio_console_output23"/>Coefficients:</text:p>
      <text:p text:style-name="P28"><text:s text:c="12"/><text:span text:style-name="T2">Estimate Std. Error t value Pr(&gt;|t|) <text:s text:c="3"/></text:span></text:p>
      <text:p text:style-name="P26">(Intercept) <text:s text:c="2"/>83.333 <text:s text:c="5"/>3.436 <text:s/>24.254 <text:s/>4.8e-14 ***</text:p>
      <text:p text:style-name="P26">ANTIBIO <text:s text:c="6"/>-4.000 <text:s text:c="5"/>2.173 <text:s/>-1.841 <text:s text:c="2"/>0.0843 . <text:s/></text:p>
      <text:p text:style-name="P17"/>
      <text:p text:style-name="P19"><text:bookmark text:name="rstudio_console_output24"/>Multiple R-squared: <text:s/>0.1748</text:p>
      <text:p text:style-name="P15"/>
      <text:p text:style-name="P12">C. Response of TIME with respect to SUPPLEM</text:p>
      <text:p text:style-name="P11"/>
      <text:p text:style-name="P19"><text:bookmark text:name="rstudio_console_output25"/>Coefficients:</text:p>
      <text:p text:style-name="P27"><text:s text:c="12"/><text:span text:style-name="T2">Estimate Std. Error t value Pr(&gt;|t|) <text:s text:c="3"/></text:span></text:p>
      <text:p text:style-name="P25">(Intercept) <text:s/>84.2083 <text:s text:c="4"/>3.4019 <text:s/>24.753 3.49e-14 ***</text:p>
      <text:p text:style-name="P25">SUPPLEM <text:s text:c="5"/>-1.3750 <text:s text:c="4"/>0.6468 <text:s/>-2.126 <text:s text:c="2"/>0.0494 * <text:s/></text:p>
      <text:p text:style-name="P17"/>
      <text:p text:style-name="P19"><text:bookmark text:name="rstudio_console_output26"/>Multiple R-squared: <text:s/>0.2203</text:p>
      <text:p text:style-name="P11"/>
      <text:p text:style-name="P11"/>
      <text:p text:style-name="P6">4. Now run multiple regression of Time on all three predictor variables. Show the parameter estimates</text:p>
      <text:p text:style-name="P6">(“Coefficients” table) and R 2 value. We will use this the “full” model for the remaining</text:p>
      <text:p text:style-name="P6">questions.</text:p>
      <text:p text:style-name="P6"/>
      <text:p text:style-name="P6">ANSWER:</text:p>
      <text:p text:style-name="P6"/>
      <text:p text:style-name="P20"><text:bookmark text:name="rstudio_console_output27"/>Coefficients:</text:p>
      <text:p text:style-name="P27"><text:s text:c="12"/><text:span text:style-name="T2">Estimate Std. Error t value Pr(&gt;|t|) <text:s text:c="3"/></text:span></text:p>
      <text:p text:style-name="P25">(Intercept) 102.7083 <text:s text:c="4"/>2.3104 <text:s/>44.455 <text:s/>&lt; 2e-16 ***</text:p>
      <text:p text:style-name="P25">PROTEIN <text:s text:c="5"/>-0.8333 <text:s text:c="4"/>0.0987 <text:s/>-8.443 7.27e-07 ***</text:p>
      <text:p text:style-name="P25">ANTIBIO <text:s text:c="5"/>-4.0000 <text:s text:c="4"/>0.8059 <text:s/>-4.963 0.000208 ***</text:p>
      <text:p text:style-name="P25">SUPPLEM <text:s text:c="5"/>-1.3750 <text:s text:c="4"/>0.2467 <text:s/>-5.572 6.88e-05 ***</text:p>
      <text:p text:style-name="P18"/>
      <text:p text:style-name="P20"><text:bookmark text:name="rstudio_console_output28"/>Multiple R-squared: <text:s/>0.9007</text:p>
      <text:p text:style-name="P16"/>
      <text:p text:style-name="P7"><text:soft-page-break/>5. Note that (1) the slope estimates from the simple linear regressions are the same as the slope</text:p>
      <text:p text:style-name="P7">estimates from the “full” model and (2) the R 2 values from the simple linear regressions sum to the</text:p>
      <text:p text:style-name="P7">R 2 value from the “full” model. In general, this will not be the case (as we saw with the Rice</text:p>
      <text:p text:style-name="P7">Example). What is different about this data (as compared to the Rice Example)? Hint: Consider the</text:p>
      <text:p text:style-name="P7">result of question 2.</text:p>
      <text:p text:style-name="P7"/>
      <text:p text:style-name="P7">ANSWER:</text:p>
      <text:p text:style-name="P7"/>
      <text:p text:style-name="P13">In the rice example, the variables yeild, ht and tillers have some degree of correlation between them. However, in our current example, the predictor variables have absolutely no correlation between them, as observed in the pairwise correlation coefficient from the table in question 2. The R<text:span text:style-name="T6">2</text:span><text:span text:style-name="T7"> (multiple regression) would be equal to the sum of the individual r</text:span><text:span text:style-name="T6">2</text:span><text:span text:style-name="T7"> (linear regression) values only if there is no correlation amongst the predictor variables.</text:span></text:p>
      <text:p text:style-name="P13"><text:span text:style-name="T7"/></text:p>
      <text:p text:style-name="P8"><text:span text:style-name="T7">6. Create plots of (A) Residuals vs Fitted values and (B) QQplot of residuals. Include these plots in</text:span></text:p>
      <text:p text:style-name="P8"><text:span text:style-name="T7">your assignment. Thinking about model assumptions, what do we learn from each plot? (4 pts)</text:span></text:p>
      <text:p text:style-name="P8"><text:span text:style-name="T7"/></text:p>
      <text:p text:style-name="P8"><text:span text:style-name="T7">ANSWER:</text:span></text:p>
      <text:p text:style-name="P8"><text:span text:style-name="T7"/></text:p>
      <text:p text:style-name="P1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11T18:51:01.885463703</dc:date>
    <meta:editing-duration>PT47M21S</meta:editing-duration>
    <meta:editing-cycles>8</meta:editing-cycles>
    <meta:generator>LibreOffice/5.1.6.2$Linux_X86_64 LibreOffice_project/10m0$Build-2</meta:generator>
    <meta:document-statistic meta:table-count="1" meta:image-count="1" meta:object-count="0" meta:page-count="3" meta:paragraph-count="76" meta:word-count="455" meta:character-count="3098" meta:non-whitespace-character-count="2553"/>
  </office:meta>
</office:document-meta>
</file>